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8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0" style:family="text">
      <style:text-properties fo:font-size="16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draw:frame text:anchor-type="as-char" svg:width="45.24mm" svg:height="47.63mm" style:rel-width="scale" style:rel-height="scale"><draw:object-ole xlink:href="OleObj1"/><draw:image xlink:href="ObjectReplacements/OleObj1"/></draw:frame><text:span text:style-name="T2"><text:s text:c="18"/></text:span><text:span text:style-name="T3">Lebenslauf</text:span></text:p>
      <text:p text:style-name="P1"><text:span text:style-name="T4"><text:s/></text:span></text:p>
      <text:p text:style-name="P1"><text:span text:style-name="T5">Persönliche Daten</text:span></text:p>
      <text:p text:style-name="P1"><text:span text:style-name="T5"><text:s/></text:span><text:span text:style-name="T6">Vorname:Lorenzo</text:span></text:p>
      <text:p text:style-name="P1"><text:span text:style-name="T6"><text:s/>Name:<text:s text:c="5"/>Rodorigo</text:span><text:span text:style-name="T7"><text:s text:c="39"/>Praktikum</text:span></text:p>
      <text:p text:style-name="P1"><text:span text:style-name="T8"><text:s/>Anschrift: Neue Hütte 5<text:s text:c="31"/>Kranenberg Blockhausbau<text:s text:c="2"/></text:span></text:p>
      <text:p text:style-name="P1"><text:span text:style-name="T8"><text:s/>E-mail:<text:s/></text:span><text:a xlink:href="mailto:lorenzo123696@gmail.com"><text:span text:style-name="T10">lorenzo123696@gmail.com</text:span></text:a><text:span text:style-name="T11"><text:s text:c="12"/>Holz Lenninghausen </text:span></text:p>
      <text:p text:style-name="P1"><text:span text:style-name="T11"><text:s/>Geb: 06.03.2003<text:s text:c="46"/></text:span></text:p>
      <text:p text:style-name="P1"><text:span text:style-name="T11"><text:s text:c="69"/></text:span></text:p>
      <text:p text:style-name="P1"><text:span text:style-name="T12">Schulbildung<text:s text:c="41"/></text:span></text:p>
      <text:p text:style-name="P1"><text:span text:style-name="T13"><text:s/>Grundschule Eckenhagen<text:s text:c="2"/>2009-2014</text:span></text:p>
      <text:p text:style-name="P1"><text:span text:style-name="T13"><text:s/>Gesamtschule Reichshof<text:s text:c="3"/>2015-2020 </text:span></text:p>
      <text:p text:style-name="P1"><text:span text:style-name="T13"><text:s/>voraussichtlicher Schulabschluss-Hauptschluss</text:span></text:p>
      <text:p text:style-name="P1"><text:span text:style-name="T13"/></text:p>
      <text:p text:style-name="P1"><text:span text:style-name="T14">Fähigkeiten </text:span></text:p>
      <text:p text:style-name="P1"><text:span text:style-name="T15"><text:s/>Lernbereit</text:span></text:p>
      <text:p text:style-name="P1"><text:span text:style-name="T15"><text:s/>Logisches Denken </text:span></text:p>
      <text:p text:style-name="P1"><text:span text:style-name="T15"><text:s/>Teamfähigkeit</text:span></text:p>
      <text:p text:style-name="P1"><text:span text:style-name="T15"><text:s/>praktische Erfahrung mit Maschinen und Geräten für Gartenbau und<text:s text:c="11"/></text:span></text:p>
      <text:p text:style-name="P1"><text:span text:style-name="T15"><text:s/>Holzarbeiten</text:span></text:p>
      <text:p text:style-name="P1"><text:span text:style-name="T16"/></text:p>
      <text:p text:style-name="P1"><text:span text:style-name="T17">Hobbys </text:span></text:p>
      <text:p text:style-name="P1"><text:span text:style-name="T18"><text:s/>Mountenbike fahren</text:span></text:p>
      <text:p text:style-name="P1"><text:span text:style-name="T18"><text:s/>Klettern,Bewegung an der Frischen Luft</text:span></text:p>
      <text:p text:style-name="P1"><text:span text:style-name="T18"><text:s/></text:span></text:p>
      <text:p text:style-name="P1"><text:span text:style-name="T19">Führerschein</text:span></text:p>
      <text:p text:style-name="P1"><text:span text:style-name="T20"><text:s/>voraussichtlich Klasse: A1.L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